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418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bf44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estimates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7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3" office:value-type="string" calcext:value-type="string">
            <text:p><text:s/>Task</text:p>
          </table:table-cell>
          <table:table-cell/>
          <table:table-cell table:style-name="ce13" office:value-type="string" calcext:value-type="string">
            <text:p>Time estimate</text:p>
          </table:table-cell>
          <table:table-cell table:style-name="ce13" office:value-type="string" calcext:value-type="string">
            <text:p>Time spent</text:p>
          </table:table-cell>
          <table:table-cell table:style-name="ce13" office:value-type="string" calcext:value-type="string">
            <text:p>New estimate</text:p>
          </table:table-cell>
          <table:table-cell table:style-name="ce13" office:value-type="string" calcext:value-type="string">
            <text:p>Saldo</text:p>
          </table:table-cell>
          <table:table-cell/>
          <table:table-cell table:style-name="ce18" office:value-type="string" calcext:value-type="string">
            <text:p>Description</text:p>
          </table:table-cell>
        </table:table-row>
        <table:table-row table:style-name="ro1">
          <table:table-cell table:style-name="ce14"/>
          <table:table-cell/>
          <table:table-cell table:style-name="ce14" table:number-columns-repeated="4"/>
          <table:table-cell/>
          <table:table-cell table:style-name="ce14"/>
        </table:table-row>
        <table:table-row table:style-name="ro1">
          <table:table-cell table:style-name="ce15" office:value-type="string" calcext:value-type="string">
            <text:p>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office:value-type="string" calcext:value-type="string">
            <text:p>Learning about OTA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table:formula="of:=[.$D4]-[.$C4]+[.$E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OTA Paradig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D5]-[.$C5]+[.$E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6]-[.$C6]+[.$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7]-[.$C7]+[.$E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8]-[.$C8]+[.$E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$D9]-[.$C9]+[.$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Low-level 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table:style-name="ce16" office:value-type="string" calcext:value-type="string">
            <text:p>ESP-IDF OTA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$D11]-[.$C11]+[.$E1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RTOS Delta OT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$D12]-[.$C12]+[.$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RTOS OTA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[.$D13]-[.$C13]+[.$E1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 Updater Arduino ID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D14]-[.$C14]+[.$E14]"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Embedded linux Research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table:style-name="ce16" office:value-type="string" calcext:value-type="string">
            <text:p>Mender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D18]-[.$C18]+[.$E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Upd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D19]-[.$C19]+[.$E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o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$D20]-[.$C20]+[.$E2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IoT Greengass 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$D21]-[.$C21]+[.$E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kbi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$D22]-[.$C22]+[.$E22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5" office:value-type="string" calcext:value-type="string">
            <text:p>Misc</text:p>
          </table:table-cell>
          <table:table-cell/>
          <table:table-cell table:style-name="ce15" table:number-columns-repeated="4"/>
          <table:table-cell/>
          <table:table-cell table:style-name="ce15"/>
        </table:table-row>
        <table:table-row table:style-name="ro1">
          <table:table-cell office:value-type="string" calcext:value-type="string">
            <text:p>README Documentation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$D27]-[.$C27]+[.$E2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i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$D28]-[.$C28]+[.$E2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es voorbereide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$D29]-[.$C29]+[.$E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4"/>
          <table:table-cell/>
          <table:table-cell table:style-name="ce14" table:number-columns-repeated="4"/>
          <table:table-cell/>
          <table:table-cell table:style-name="ce14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/>
          <table:table-cell table:formula="of:=SUM([.C3:.C36])" office:value-type="float" office:value="576" calcext:value-type="float">
            <text:p>576</text:p>
          </table:table-cell>
          <table:table-cell table:formula="of:=SUM([.D3:.D36])" office:value-type="float" office:value="537" calcext:value-type="float">
            <text:p>537</text:p>
          </table:table-cell>
          <table:table-cell table:formula="of:=SUM([.E3:.E36])" office:value-type="float" office:value="145" calcext:value-type="float">
            <text:p>145</text:p>
          </table:table-cell>
          <table:table-cell table:style-name="Default" table:formula="of:=SUM([.F3:.F33])" office:value-type="float" office:value="106" calcext:value-type="float">
            <text:p>1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1:50:45.52143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6T21:54:06.214912176</dc:date>
    <meta:editing-duration>PT13H2M29S</meta:editing-duration>
    <meta:editing-cycles>22</meta:editing-cycles>
    <meta:generator>LibreOffice/6.0.7.3$Linux_X86_64 LibreOffice_project/00m0$Build-3</meta:generator>
    <meta:document-statistic meta:table-count="1" meta:cell-count="88" meta:object-count="0"/>
  </office:meta>
</office:document-meta>
</file>